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074cm" table:align="margins"/>
    </style:style>
    <style:style style:name="Table1.A" style:family="table-column">
      <style:table-column-properties style:column-width="3.537cm" style:rel-column-width="16467*"/>
    </style:style>
    <style:style style:name="Table1.B" style:family="table-column">
      <style:table-column-properties style:column-width="10.537cm" style:rel-column-width="4906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5" style:family="table-row">
      <style:table-row-properties style:min-row-height="1.281cm"/>
    </style:style>
    <style:style style:name="Table1.6" style:family="table-row">
      <style:table-row-properties style:min-row-height="1.226cm"/>
    </style:style>
    <style:style style:name="Table2" style:family="table">
      <style:table-properties style:width="14.051cm" fo:margin-left="0.143cm" fo:margin-right="0.961cm" table:align="margins" style:writing-mode="lr-tb"/>
    </style:style>
    <style:style style:name="Table2.A" style:family="table-column">
      <style:table-column-properties style:column-width="1.588cm" style:rel-column-width="7404*"/>
    </style:style>
    <style:style style:name="Table2.B" style:family="table-column">
      <style:table-column-properties style:column-width="2.164cm" style:rel-column-width="10094*"/>
    </style:style>
    <style:style style:name="Table2.C" style:family="table-column">
      <style:table-column-properties style:column-width="10.299cm" style:rel-column-width="48037*"/>
    </style:style>
    <style:style style:name="Table2.1" style:family="table-row">
      <style:table-row-properties style:min-row-height="0.176cm" style:keep-together="true" fo:keep-together="auto"/>
    </style:style>
    <style:style style:name="Table2.A1" style:family="table-cell">
      <style:table-cell-properties fo:padding="0.191cm" fo:border-left="0.002cm solid #000000" fo:border-right="none" fo:border-top="0.002cm solid #000000" fo:border-bottom="0.002cm solid #000000"/>
    </style:style>
    <style:style style:name="Table2.C1" style:family="table-cell">
      <style:table-cell-properties fo:padding="0.191cm" fo:border="0.002cm solid #000000"/>
    </style:style>
    <style:style style:name="Table2.A2" style:family="table-cell">
      <style:table-cell-properties fo:padding="0.191cm" fo:border-left="0.002cm solid #000000" fo:border-right="none" fo:border-top="none" fo:border-bottom="0.002cm solid #000000"/>
    </style:style>
    <style:style style:name="Table2.C2" style:family="table-cell">
      <style:table-cell-properties fo:padding="0.191cm" fo:border-left="0.002cm solid #000000" fo:border-right="0.002cm solid #000000" fo:border-top="none" fo:border-bottom="0.002cm solid #000000"/>
    </style:style>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language="ro" fo:country="RO"/>
    </style:style>
    <style:style style:name="P5" style:family="paragraph" style:parent-style-name="Standard">
      <style:paragraph-properties fo:line-height="150%"/>
      <style:text-properties fo:language="ro" fo:country="RO" style:language-asian="zxx" style:country-asian="none" style:language-complex="zxx" style:country-complex="none"/>
    </style:style>
    <style:style style:name="P6" style:family="paragraph" style:parent-style-name="Standard">
      <style:paragraph-properties fo:line-height="150%"/>
      <style:text-properties fo:language="ro" fo:country="RO" fo:font-style="normal" style:font-style-asian="normal" style:font-style-complex="normal"/>
    </style:style>
    <style:style style:name="P7" style:family="paragraph" style:parent-style-name="Standard">
      <style:paragraph-properties fo:line-height="150%" fo:text-align="start" style:justify-single-word="false"/>
      <style:text-properties fo:font-size="12pt" fo:language="ro" fo:country="RO" fo:font-style="normal" style:font-size-asian="12pt" style:language-asian="zxx" style:country-asian="none" style:font-style-asian="normal" style:font-size-complex="12pt" style:language-complex="zxx" style:country-complex="none" style:font-style-complex="normal"/>
    </style:style>
    <style:style style:name="P8" style:family="paragraph" style:parent-style-name="Standard">
      <style:paragraph-properties fo:line-height="150%"/>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style:text-properties fo:font-size="12pt" fo:language="ro" fo:country="RO" fo:font-style="normal" fo:font-weight="normal"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paragraph-properties fo:line-height="150%" fo:text-align="start" style:justify-single-word="false"/>
      <style:text-properties fo:font-size="12pt" fo:language="ro" fo:country="RO" fo:font-style="normal" fo:font-weight="normal"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line-height="150%"/>
      <style:text-properties fo:font-size="12pt" fo:language="ro" fo:country="RO"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50%"/>
      <style:text-properties fo:font-size="14pt" fo:language="ro" fo:country="RO" fo:font-weight="bold" style:font-size-asian="14pt" style:language-asian="zxx" style:country-asian="none" style:font-weight-asian="bold" style:font-size-complex="14pt" style:language-complex="zxx" style:country-complex="none" style:font-weight-complex="bold"/>
    </style:style>
    <style:style style:name="P13" style:family="paragraph" style:parent-style-name="Standard">
      <style:paragraph-properties fo:line-height="150%" fo:text-align="center" style:justify-single-word="false"/>
      <style:text-properties fo:font-size="11pt" fo:language="ro" fo:country="RO" fo:font-weight="bold" style:font-size-asian="11pt" style:font-weight-asian="bold" style:font-size-complex="11pt" style:font-weight-complex="bold"/>
    </style:style>
    <style:style style:name="P14" style:family="paragraph" style:parent-style-name="Standard">
      <style:paragraph-properties fo:line-height="150%" fo:text-align="center" style:justify-single-word="false"/>
      <style:text-properties fo:font-size="11pt" fo:language="ro" fo:country="RO"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5" style:family="paragraph" style:parent-style-name="Table_20_Contents">
      <style:text-properties fo:language="ro" fo:country="RO"/>
    </style:style>
    <style:style style:name="P16" style:family="paragraph" style:parent-style-name="Frame_20_contents">
      <style:paragraph-properties fo:text-align="center" style:justify-single-word="false"/>
      <style:text-properties fo:font-size="11pt" fo:language="ro" fo:country="RO" fo:font-weight="bold" style:font-size-asian="11pt" style:font-weight-asian="bold" style:font-size-complex="11pt" style:font-weight-complex="bold"/>
    </style:style>
    <style:style style:name="P17" style:family="paragraph" style:parent-style-name="Standard" style:master-page-name="Standard">
      <style:paragraph-properties fo:line-height="150%" style:page-number="21"/>
      <style:text-properties fo:language="ro" fo:country="RO" style:language-asian="zxx" style:country-asian="none" style:language-complex="zxx" style:country-complex="none"/>
    </style:style>
    <style:style style:name="T1" style:family="text">
      <style:text-properties fo:language="ro" fo:country="RO"/>
    </style:style>
    <style:style style:name="T2" style:family="text">
      <style:text-properties fo:language="ro" fo:country="RO" fo:font-style="normal" style:font-style-asian="normal" style:font-style-complex="normal"/>
    </style:style>
    <style:style style:name="T3" style:family="text">
      <style:text-properties fo:language="ro" fo:country="RO" fo:font-style="italic" style:font-style-asian="italic" style:font-style-complex="italic"/>
    </style:style>
    <style:style style:name="T4" style:family="text">
      <style:text-properties fo:font-size="14pt" fo:font-weight="bold" style:font-size-asian="14pt" style:font-weight-asian="bold" style:font-size-complex="14pt" style:font-weight-complex="bold"/>
    </style:style>
    <style:style style:name="T5" style:family="text">
      <style:text-properties fo:font-weight="normal" style:font-weight-asian="bold"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language="ro" fo:country="RO" fo:font-style="normal" fo:font-weight="normal" style:font-size-asian="12pt" style:language-asian="zxx" style:country-asian="none" style:font-style-asian="normal" style:font-weight-asian="bold" style:font-size-complex="12pt" style:language-complex="zxx" style:country-complex="none" style:font-style-complex="normal" style:font-weight-complex="bold"/>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fo:language="ro" fo:country="RO" fo:font-weight="bold" style:font-size-asian="11pt" style:font-weight-asian="bold" style:font-size-complex="11pt" style:font-weight-complex="bold"/>
    </style:style>
    <style:style style:name="T16" style:family="text">
      <style:text-properties fo:language="en" fo:country="none"/>
    </style:style>
    <style:style style:name="T17"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text:span text:style-name="T4">3.3. Limbajul C#</text:span></text:p>
      <text:p text:style-name="P12"/>
      <text:p text:style-name="P5"><text:span text:style-name="T4"><text:tab/></text:span><text:span text:style-name="T6">Limbajul C# este un limbaj imperativ, obiect-orientat. Este asem</text:span><text:span text:style-name="T6">ănător din punct de vedere sintactic cu Java și C++, astfel trecerea de la unul dintre limbaje la celălalt nu este foarte abruptă.</text:span></text:p>
      <text:p text:style-name="P11"><text:tab/>Orice program scris în C# conține o serie de elemente, exemplu:</text:p>
      <text:p text:style-name="P11"/>
      <text:p text:style-name="P11">using System;</text:p>
      <text:p text:style-name="P11">class HelloWorld</text:p>
      <text:p text:style-name="P11">{</text:p>
      <text:p text:style-name="P11"><text:tab/>public static void Main()</text:p>
      <text:p text:style-name="P11"><text:tab/>{</text:p>
      <text:p text:style-name="P11"><text:tab/><text:tab/>Console.WriteLine("Hello world!");</text:p>
      <text:p text:style-name="P11"><text:tab/>}</text:p>
      <text:p text:style-name="P11">}</text:p>
      <text:p text:style-name="P5"><text:span text:style-name="T6"><text:tab/>Prima linie </text:span><text:span text:style-name="T8">using System;</text:span><text:span text:style-name="T9"> este o directivă care specifică faptul că se vor folosi clasele care sunt incluse în spațiul de nume </text:span><text:span text:style-name="T8">System.</text:span><text:span text:style-name="T9"> Spațiul de nume este o colecție de tipuri sau de alte spații de nume care pot fi folosite într-un program. În spațiul de nume </text:span><text:span text:style-name="T8">System</text:span><text:span text:style-name="T9"> se află și spațiul de nume </text:span><text:span text:style-name="T8">Console</text:span><text:span text:style-name="T9">.</text:span></text:p>
      <text:p text:style-name="P5"><text:span text:style-name="T9"><text:tab/>Un program trebuie să conțină și o metodă </text:span><text:span text:style-name="T8">Main </text:span><text:span text:style-name="T9">care returnează o valoare întreagă; această metodă se execută la pornirea programului, reprezintă punctul de intrare în aplicație, poate să preia parametrii din linie de comandă și trebuie să returneze o valoare. Modificarea programului pentru a accepta parametrii din linie de comandă este următoarea:</text:span></text:p>
      <text:p text:style-name="P8"/>
      <text:p text:style-name="P8">public static void Main(String[] args)</text:p>
      <text:p text:style-name="P8">{</text:p>
      <text:p text:style-name="P8"><text:tab/>for( int i = 0; i &lt; args.Length; i++)</text:p>
      <text:p text:style-name="P8"><text:tab/>{</text:p>
      <text:p text:style-name="P8"><text:tab/><text:tab/>Console.Writeline(args[i]);</text:p>
      <text:p text:style-name="P8"><text:tab/>}</text:p>
      <text:p text:style-name="P8">}</text:p>
      <text:p text:style-name="P5"><text:soft-page-break/><text:tab/>C# este un limbaj de programare orientat pe obiecte(object oriented programming) respectând toate principiile: încapsularea, supraîncărcarea, moștenirea, polimorfism. Toate componentele limbajului sunt într-un fel sau altul, asociate noțiunii de clasă. Chiar și tipurile primitive: byte, int sau bool sunt clase sigilate derivate din clasa ValueType din spaţiul de nume System. Pentru a evita unele tehnici de programare periculoase, limbajul oferă tipuri speciale cum ar fi: interfeţe şi delegări. Versiunii 2.0 a limbajului i s-a adăugat un nou tip: clasele generice</text:p>
      <text:p text:style-name="P5"><text:tab/>Sintaxa de declarere a unei clase este următoarea: </text:p>
      <text:p text:style-name="P5">[atribut] [modificator] class [nume_clasă] [: clasă_de_bază] </text:p>
      <text:p text:style-name="P5">{</text:p>
      <text:p text:style-name="P5"><text:tab/>corp_clasă</text:p>
      <text:p text:style-name="P5">}</text:p>
      <text:p text:style-name="P5"/>
      <text:p text:style-name="P5"><text:tab/>Clasa de bază reprezintă clasa care este părintele clasei curente, clasa curentă moștenind toate calitățile acelei clase.</text:p>
      <text:p text:style-name="P5"><text:tab/>Atributele oferă o metodă puternică de a asocia informații declarative cu cod C#. <text:tab/>Clasele pot conține constante, câmpuri, metode, proprietăți, evenimente, indexatori, operatori, constructori, destructori, tipuri imbricate. Modificatorii de acces oferă un nivel de protecție care controlează gradul de acces la <text:s/>componentele clasei. Modificatorii sunt ilustrați în <text:span text:style-name="T13">Tabelul 3.2</text:span> împreună cu semnificațiile lor.</text:p>
      <text:p text:style-name="P5"><draw:frame draw:style-name="fr1" draw:name="Frame1" text:anchor-type="paragraph" svg:x="1.187cm" svg:y="0.226cm" svg:width="14.074cm" draw:z-index="0"><draw:text-box fo:min-height="7.581cm"><table:table table:name="Table1" table:style-name="Table1"><table:table-column table:style-name="Table1.A"/><table:table-column table:style-name="Table1.B"/><table:table-row><table:table-cell table:style-name="Table1.A1" office:value-type="string"><text:p text:style-name="P15">Accesor</text:p></table:table-cell><table:table-cell table:style-name="Table1.B1" office:value-type="string"><text:p text:style-name="P15">Semnificație</text:p></table:table-cell></table:table-row><table:table-row><table:table-cell table:style-name="Table1.A2" office:value-type="string"><text:p text:style-name="P15">public </text:p></table:table-cell><table:table-cell table:style-name="Table1.B2" office:value-type="string"><text:p text:style-name="P15">Acces nelimitat</text:p></table:table-cell></table:table-row><table:table-row><table:table-cell table:style-name="Table1.A2" office:value-type="string"><text:p text:style-name="P15">protected</text:p></table:table-cell><table:table-cell table:style-name="Table1.B2" office:value-type="string"><text:p text:style-name="P15">Accesul este limitat la clasa conținătoare și la cele care derivă din ea</text:p></table:table-cell></table:table-row><table:table-row><table:table-cell table:style-name="Table1.A2" office:value-type="string"><text:p text:style-name="P15">internal</text:p></table:table-cell><table:table-cell table:style-name="Table1.B2" office:value-type="string"><text:p text:style-name="P15">Accesul este limitat la assembly-ul curent</text:p></table:table-cell></table:table-row><table:table-row table:style-name="Table1.5"><table:table-cell table:style-name="Table1.A2" office:value-type="string"><text:p text:style-name="P15">protected internal</text:p></table:table-cell><table:table-cell table:style-name="Table1.B2" office:value-type="string"><text:p text:style-name="P15">Acces limitat la assembly-ul curent sau la clasele derivate din ea</text:p></table:table-cell></table:table-row><table:table-row table:style-name="Table1.6"><table:table-cell table:style-name="Table1.A2" office:value-type="string"><text:p text:style-name="P15">private</text:p></table:table-cell><table:table-cell table:style-name="Table1.B2" office:value-type="string"><text:p text:style-name="P15">Acces limitat doar la clasa conținătoare, acesta este și modificatorul implicit</text:p></table:table-cell></table:table-row></table:table><text:p text:style-name="P13"/><text:p text:style-name="P3"><text:span text:style-name="T15">Tabelul 3.2.</text:span><text:span text:style-name="T14"> Modificatorii de acces</text:span></text:p></draw:text-box></draw:frame></text:p>
      <text:p text:style-name="P5"/>
      <text:p text:style-name="P5"/>
      <text:p text:style-name="P5"/>
      <text:p text:style-name="P5"/>
      <text:p text:style-name="P5"/>
      <text:p text:style-name="P5"/>
      <text:p text:style-name="P5"/>
      <text:p text:style-name="P5"/>
      <text:p text:style-name="P5"/>
      <text:p text:style-name="P14"/>
      <text:p text:style-name="P10"><text:soft-page-break/><text:tab/>Exemplu în care se folosesc de modificatorii de acces:</text:p>
      <text:p text:style-name="P10"/>
      <text:p text:style-name="P10">public class A</text:p>
      <text:p text:style-name="P10">{</text:p>
      <text:p text:style-name="P10"><text:tab/>public string Nume;</text:p>
      <text:p text:style-name="P10"/>
      <text:p text:style-name="P10"><text:tab/>private int cantitate;</text:p>
      <text:p text:style-name="P10"><text:tab/>public int Cantitatea</text:p>
      <text:p text:style-name="P10"><text:tab/>{</text:p>
      <text:p text:style-name="P10"><text:tab/><text:tab/>get</text:p>
      <text:p text:style-name="P10"><text:tab/><text:tab/>{</text:p>
      <text:p text:style-name="P10"><text:tab/><text:tab/><text:tab/>return cantitate;</text:p>
      <text:p text:style-name="P10"><text:tab/><text:tab/>}</text:p>
      <text:p text:style-name="P10"><text:tab/><text:tab/>set</text:p>
      <text:p text:style-name="P10"><text:tab/><text:tab/>{</text:p>
      <text:p text:style-name="P10"><text:tab/><text:tab/><text:tab/>cantitate = value;</text:p>
      <text:p text:style-name="P10"><text:tab/><text:tab/>}</text:p>
      <text:p text:style-name="P10"><text:tab/>}</text:p>
      <text:p text:style-name="P10"><text:tab/>public A( int cantitate )</text:p>
      <text:p text:style-name="P10"><text:tab/>{</text:p>
      <text:p text:style-name="P10"><text:tab/><text:tab/>this.cantitate = cantitate;</text:p>
      <text:p text:style-name="P10"><text:tab/>}</text:p>
      <text:p text:style-name="P10"><text:tab/>public void AfișeazăTest(string text)</text:p>
      <text:p text:style-name="P10"><text:tab/>{</text:p>
      <text:p text:style-name="P10"><text:tab/><text:tab/>Console.WriteLine("Test " + text);</text:p>
      <text:p text:style-name="P10"><text:tab/>}</text:p>
      <text:p text:style-name="P10"><text:tab/>protected void AfișeazăTest2(string text)</text:p>
      <text:p text:style-name="P10"><text:tab/>{</text:p>
      <text:p text:style-name="P10"><text:tab/><text:tab/>Console.WriteLine("Test2 " + text);</text:p>
      <text:p text:style-name="P10"><text:tab/>}</text:p>
      <text:p text:style-name="P10">}</text:p>
      <text:p text:style-name="P10"><text:soft-page-break/>public class B : A</text:p>
      <text:p text:style-name="P10">{</text:p>
      <text:p text:style-name="P10"><text:tab/>public B(string nume)</text:p>
      <text:p text:style-name="P10"><text:tab/>{</text:p>
      <text:p text:style-name="P10"><text:tab/><text:tab/>this.Nume = nume;</text:p>
      <text:p text:style-name="P10"><text:tab/>}</text:p>
      <text:p text:style-name="P10"><text:tab/>public void SchimbăCantitate(int cantitate)</text:p>
      <text:p text:style-name="P10"><text:tab/>{</text:p>
      <text:p text:style-name="P10"><text:tab/><text:tab/>// this.cantitate = cantitate; // nu funcționează din cauza gradului de acces</text:p>
      <text:p text:style-name="P10"><text:tab/><text:tab/>AfișeazăTest2(cantitate.ToString()); // funcționează</text:p>
      <text:p text:style-name="P10"><text:tab/>}</text:p>
      <text:p text:style-name="P10"><text:tab/>private class b</text:p>
      <text:p text:style-name="P10"><text:tab/>{<text:tab/>// clasă în clasă sau clasa imbricată<text:tab/>}</text:p>
      <text:p text:style-name="P10">}</text:p>
      <text:p text:style-name="P10">class Test</text:p>
      <text:p text:style-name="P10">{</text:p>
      <text:p text:style-name="P10"><text:tab/>static void Main()</text:p>
      <text:p text:style-name="P10"><text:tab/>{</text:p>
      <text:p text:style-name="P10"><text:tab/><text:tab/>A obiectA = new A(20);</text:p>
      <text:p text:style-name="P10"><text:tab/><text:tab/>B obiectB = new B("TestB");</text:p>
      <text:p text:style-name="P10"><text:tab/><text:tab/>// B.b obiectBb = new B.b(); // nu funcționează datorită nivelului de acces</text:p>
      <text:p text:style-name="P10"><text:tab/><text:tab/>A.AfișeazăTest("Test");</text:p>
      <text:p text:style-name="P10"><text:tab/><text:tab/>// A.AfișeazăTest2("Test2"); // nu fucționează</text:p>
      <text:p text:style-name="P10"><text:tab/><text:tab/>B.SchimbăCantitate(20); // funcționează</text:p>
      <text:p text:style-name="P10"><text:tab/><text:tab/>Mesaj();</text:p>
      <text:p text:style-name="P10"><text:tab/>}</text:p>
      <text:p text:style-name="P10"><text:tab/>static void Mesaj()</text:p>
      <text:p text:style-name="P10"><text:tab/>{ </text:p>
      <text:p text:style-name="P10"><text:tab/><text:tab/>Console.WriteLine("Bye"); </text:p>
      <text:p text:style-name="P10"><text:tab/>}</text:p>
      <text:p text:style-name="P10">}</text:p>
      <text:p text:style-name="P10"><text:soft-page-break/><text:tab/>Exemplificăm următoarea ierarhie de clase</text:p>
      <text:p text:style-name="P7"><text:span text:style-name="T5">public </text:span><text:span text:style-name="T11">abstract</text:span><text:span text:style-name="T5"> class Mașină { <text:s/>}</text:span></text:p>
      <text:p text:style-name="P10">public class Dacia: Mașină { <text:s/>}</text:p>
      <text:p text:style-name="P10">public sealed class Trabant: Mașină { <text:s/>}</text:p>
      <text:p text:style-name="P10"/>
      <text:p text:style-name="P2"><text:span text:style-name="T1"><text:tab/>Modificatorul </text:span><text:span text:style-name="T3">abstract</text:span><text:span text:style-name="T1"> </text:span>este folosit pentru a desemna faptul că nu se pot obține<text:span text:style-name="T1"> obiecte</text:span> din clasa <text:span text:style-name="T1">Mașină</text:span>,<text:span text:style-name="T1"> practic este o clasă ce nu poate fi instanțiată</text:span> ci numai derivat<text:span text:style-name="T1">ă</text:span>, iar <text:span text:style-name="T1">modificatorul </text:span><text:span text:style-name="T3">sealed</text:span><text:span text:style-name="T1"> </text:span>a fost folosit pentru a desemna faptul că nu se mai pot <text:span text:style-name="T1">obține</text:span> clase derivate <text:span text:style-name="T1">din clasa </text:span><text:span text:style-name="T7">Trabant</text:span><text:span text:style-name="T1"> </text:span>(de <text:span text:style-name="T1">exemplu, subclasa TrabantNou</text:span>)<text:span text:style-name="T1">.</text:span></text:p>
      <text:p text:style-name="P9"><text:tab/>Constructorul este o metodă ce se execută la instanțierea unei clase, ea poate primi diverși parametrii, o clasa poate avea mai mulți constructori.</text:p>
      <text:p text:style-name="P9"><text:tab/>Tipurile de valori întregi sunt cele mai simple tipuri de valoare pentru computer pentru a stoca. Fiecare valoare va mapa pe un model special de biți. Singura problemă este că permite stocarea valorilor dintr-un anumit interval. Cu cât este mai mare valoarea pe care vrem să o reprezintăm cu atât numărul de biţi trebuie să fie mai mare. C # oferă o varietate de tipuri de întregi, în funcție de intervalul de valori pe care în care se dorește să se stocheze.</text:p>
      <text:p text:style-name="P2"><draw:frame draw:style-name="fr1" draw:name="Frame2" text:anchor-type="paragraph" svg:x="0.533cm" svg:y="0.048cm" svg:width="15.155cm" draw:z-index="1"><draw:text-box fo:min-height="10.084cm"><text:p text:style-name="Standard"/><table:table table:name="Table2" table:style-name="Table2"><table:table-column table:style-name="Table2.A"/><table:table-column table:style-name="Table2.B"/><table:table-column table:style-name="Table2.C"/><table:table-row table:style-name="Table2.1"><table:table-cell table:style-name="Table2.A1" office:value-type="string"><text:p text:style-name="Standard">sbyte </text:p></table:table-cell><table:table-cell table:style-name="Table2.A1" office:value-type="string"><text:p text:style-name="Standard">8 octeți </text:p></table:table-cell><table:table-cell table:style-name="Table2.C1" office:value-type="string"><text:p text:style-name="Standard">-128 <text:span text:style-name="T1">până la</text:span> 127 </text:p></table:table-cell></table:table-row><table:table-row table:style-name="Table2.1"><table:table-cell table:style-name="Table2.A2" office:value-type="string"><text:p text:style-name="Standard">byte </text:p></table:table-cell><table:table-cell table:style-name="Table2.A2" office:value-type="string"><text:p text:style-name="Standard">8 octeți </text:p></table:table-cell><table:table-cell table:style-name="Table2.C2" office:value-type="string"><text:p text:style-name="Standard">0 până la 255 </text:p></table:table-cell></table:table-row><table:table-row table:style-name="Table2.1"><table:table-cell table:style-name="Table2.A2" office:value-type="string"><text:p text:style-name="Standard">short </text:p></table:table-cell><table:table-cell table:style-name="Table2.A2" office:value-type="string"><text:p text:style-name="Standard">16 octeți </text:p></table:table-cell><table:table-cell table:style-name="Table2.C2" office:value-type="string"><text:p text:style-name="Standard">-32768 până la 32767 </text:p></table:table-cell></table:table-row><table:table-row table:style-name="Table2.1"><table:table-cell table:style-name="Table2.A2" office:value-type="string"><text:p text:style-name="Standard">ushort </text:p></table:table-cell><table:table-cell table:style-name="Table2.A2" office:value-type="string"><text:p text:style-name="Standard">16 octeți </text:p></table:table-cell><table:table-cell table:style-name="Table2.C2" office:value-type="string"><text:p text:style-name="Standard">0 până la 65535 </text:p></table:table-cell></table:table-row><table:table-row table:style-name="Table2.1"><table:table-cell table:style-name="Table2.A2" office:value-type="string"><text:p text:style-name="Standard">int </text:p></table:table-cell><table:table-cell table:style-name="Table2.A2" office:value-type="string"><text:p text:style-name="Standard">32 octeți </text:p></table:table-cell><table:table-cell table:style-name="Table2.C2" office:value-type="string"><text:p text:style-name="Standard">-2147483648 până la 2147483647 </text:p></table:table-cell></table:table-row><table:table-row table:style-name="Table2.1"><table:table-cell table:style-name="Table2.A2" office:value-type="string"><text:p text:style-name="Standard">uint </text:p></table:table-cell><table:table-cell table:style-name="Table2.A2" office:value-type="string"><text:p text:style-name="Standard">32 octeți </text:p></table:table-cell><table:table-cell table:style-name="Table2.C2" office:value-type="string"><text:p text:style-name="Standard">0 până la 4294967295 </text:p></table:table-cell></table:table-row><table:table-row table:style-name="Table2.1"><table:table-cell table:style-name="Table2.A2" office:value-type="string"><text:p text:style-name="Standard">long </text:p></table:table-cell><table:table-cell table:style-name="Table2.A2" office:value-type="string"><text:p text:style-name="Standard">64 octeți </text:p></table:table-cell><table:table-cell table:style-name="Table2.C2" office:value-type="string"><text:p text:style-name="Standard">-9223372036854775808 până la 9223372036854775807 </text:p></table:table-cell></table:table-row><table:table-row table:style-name="Table2.1"><table:table-cell table:style-name="Table2.A2" office:value-type="string"><text:p text:style-name="Standard">ulong </text:p></table:table-cell><table:table-cell table:style-name="Table2.A2" office:value-type="string"><text:p text:style-name="Standard">64 octeți </text:p></table:table-cell><table:table-cell table:style-name="Table2.C2" office:value-type="string"><text:p text:style-name="Standard">0 până la 18446744073709551615 </text:p></table:table-cell></table:table-row><table:table-row table:style-name="Table2.1"><table:table-cell table:style-name="Table2.A2" office:value-type="string"><text:p text:style-name="Standard">char </text:p></table:table-cell><table:table-cell table:style-name="Table2.A2" office:value-type="string"><text:p text:style-name="Standard">16 octeți </text:p></table:table-cell><table:table-cell table:style-name="Table2.C2" office:value-type="string"><text:p text:style-name="Standard">0 până la 65535 </text:p></table:table-cell></table:table-row></table:table><text:p text:style-name="P16"/><text:p text:style-name="P16">Tabelul 3.3. <text:span text:style-name="T10">Tipurile întregi de dată</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2"><text:soft-page-break/><text:tab/>"Real" este un termen generic pentru numere care nu sunt numere întregi. E<text:span text:style-name="T1">le</text:span> au un <text:span text:style-name="T1">parte </text:span>zecimal<text:span text:style-name="T1">ă</text:span> şi o parte fracţionară. În funcţie de valo<text:span text:style-name="T1">rile </text:span>zecimal<text:span text:style-name="T1">elor,</text:span> <text:span text:style-name="T1">plutește</text:span> <text:span text:style-name="T1">î</text:span>n <text:span text:style-name="T1">jurul numărului</text:span>, de aici numele de float<text:span text:style-name="T1">(plutire). Tipul standard </text:span><text:span text:style-name="T3">float</text:span><text:span text:style-name="T1"> are un interval între 1,5E-45 și 3,4E48 cu o precizie de doar 7 zecimale. Dacă dorim mai multă precizie putem folosi tipul </text:span><text:span text:style-name="T3">double</text:span><text:span text:style-name="T2"> care are o precizie de 15 zecimale, iar intervalul este de la 5.0E-324 până la 1.7E308. Mai este un tip, </text:span><text:span text:style-name="T3">decimal</text:span><text:span text:style-name="T2">, care are cea mai mare precizie 28 de zecimale.</text:span></text:p>
      <text:p text:style-name="P2"><text:span text:style-name="T2"><text:tab/>Tipurile literale sunt </text:span><text:span text:style-name="T3">char</text:span><text:span text:style-name="T2"> și </text:span><text:span text:style-name="T3">string</text:span><text:span text:style-name="T2">, care pot reține orice șiruri de caractere. Iar tipul rămas nemenționat încă este tipul </text:span><text:span text:style-name="T3">boolean</text:span><text:span text:style-name="T2"> care are două valori de adevărat și fals (true / false).</text:span></text:p>
      <text:p text:style-name="P6"><text:tab/>Colecțiile generice au apărut împreună cu clasele generice. Listele, notate List&lt;T&gt; sunt colecții generice care sunt utile pentru manipularea șirurilor de date de același tip. Exemplu:</text:p>
      <text:p text:style-name="P6"><text:tab/></text:p>
      <text:p text:style-name="P6"><text:tab/>List&lt;int&gt; intList = new List&lt;int&gt;();</text:p>
      <text:p text:style-name="P6"><text:tab/>intList.Add(30);</text:p>
      <text:p text:style-name="P6"><text:tab/>intList.Add(6);</text:p>
      <text:p text:style-name="P6"><text:tab/>intList.Add(35);</text:p>
      <text:p text:style-name="P6"/>
      <text:p text:style-name="P2"><text:tab/>Dacă încercăm să introducem un alt tip de dată decât int atunci va rezulta o eroare, lista nu permite decât tipul int. </text:p>
      <text:p text:style-name="P2"><text:span text:style-name="T1"><text:tab/>Tratarea excepțiilor este o măsură de siguranță, <text:s/>C# </text:span><text:span text:style-name="T16">ofer</text:span><text:span text:style-name="T1">ă posibilitatea de a face față oricărei situații excepționale sau neprevăzute, care apare în timpul execuției unui program. Pentru a manipula excepțiile, limbajul folosește try, catch și finally, acestea fiind cuvinte cheie pentru a testa reușita anumitor acțiuni, pentru a stopa eșecul (failure) şi pentru a șterge memoria. Excepțiile pot fi generate de către Common Language Runtime (CLR), de către alte biblioteci, sau din codul aplicației folosind cuvântul cheie throw. </text:span></text:p>
      <text:p text:style-name="P4"><text:tab/>Exemplu:</text:p>
      <text:p text:style-name="P4"><text:tab/>// împărțirea a 0</text:p>
      <text:p text:style-name="P4"/>
      <text:p text:style-name="P4">int ImparteLa(int nr, int imp)</text:p>
      <text:p text:style-name="P4">{</text:p>
      <text:p text:style-name="P4"><text:soft-page-break/><text:tab/>return nr / imp;</text:p>
      <text:p text:style-name="P4">}</text:p>
      <text:p text:style-name="P4"/>
      <text:p text:style-name="P4"><text:tab/>Acest cod nu este sigur, dacă se trimite ca parametru orice număr și zero atunci el va genera o excepție, care dacă nu este capturată în nicio porțiune de cod atunci toată aplicația va <text:s/>eșua. Pentru a face față oricăror numere transmise acelei metode trebuie să introducem un bloc try - catch în metodă. Metoda rescrisă va arăta astfel:</text:p>
      <text:p text:style-name="P4"/>
      <text:p text:style-name="P4">int ImparteLa(int nr, int imp)</text:p>
      <text:p text:style-name="P4">{</text:p>
      <text:p text:style-name="P4"><text:tab/>try</text:p>
      <text:p text:style-name="P4"><text:tab/><text:tab/>{</text:p>
      <text:p text:style-name="P4"><text:tab/><text:tab/><text:tab/>int rezultat = nr / imp;</text:p>
      <text:p text:style-name="P4"><text:tab/><text:tab/><text:tab/>return rezultat;</text:p>
      <text:p text:style-name="P4"><text:tab/><text:tab/>}</text:p>
      <text:p text:style-name="P4"><text:tab/>catch(Exception)</text:p>
      <text:p text:style-name="P4"><text:tab/>{</text:p>
      <text:p text:style-name="P4"><text:tab/><text:tab/>return 0;</text:p>
      <text:p text:style-name="P4"><text:tab/>}</text:p>
      <text:p text:style-name="P4">}</text:p>
      <text:p text:style-name="P4"/>
      <text:p text:style-name="P4"><text:tab/>În acest caz, orice excepție provocată de împărțirea celor două numere va provoca returnarea rezultatului zero.</text:p>
      <text:p text:style-name="P2"><text:span text:style-name="T1"><text:tab/>Excepțiile mai pot fi provocate și intenționat folosind </text:span><text:span text:style-name="T3">throw</text:span><text:span text:style-name="T2"> putem arunca excepții de oriunde, chiar din blocul de </text:span><text:span text:style-name="T3">catch</text:span><text:span text:style-name="T2">. În exemplul de mai sus, dacă metoda </text:span><text:span text:style-name="T3">ImparteLa</text:span><text:span text:style-name="T2"> se află într-un bloc try-catch în metoda care o apelează atunci putem face verificarea înainte și aruncăm o excepție daca </text:span><text:span text:style-name="T3">imp </text:span><text:span text:style-name="T2">este zero.</text:span></text:p>
      <text:p text:style-name="P6"><text:tab/> </text:p>
      <text:p text:style-name="P4">int ImparteLa(int nr, int imp)</text:p>
      <text:p text:style-name="P4">{</text:p>
      <text:p text:style-name="P4"><text:tab/>if(imp == 0)</text:p>
      <text:p text:style-name="P4"><text:soft-page-break/><text:tab/>{</text:p>
      <text:p text:style-name="P4"><text:tab/><text:tab/>throw new Exception("Împărțire la zero!");</text:p>
      <text:p text:style-name="P4"><text:tab/>}</text:p>
      <text:p text:style-name="P4"><text:tab/>return nr / imp;</text:p>
      <text:p text:style-name="P6">}</text:p>
      <text:p text:style-name="P6"/>
      <text:p text:style-name="P6">void functieX()</text:p>
      <text:p text:style-name="P6">{</text:p>
      <text:p text:style-name="P6"><text:tab/>try</text:p>
      <text:p text:style-name="P6"><text:tab/>{</text:p>
      <text:p text:style-name="P6"><text:tab/><text:tab/>int rez = ImparteLa(5, 0);</text:p>
      <text:p text:style-name="P6"><text:tab/>}</text:p>
      <text:p text:style-name="P6"><text:tab/>catch(Exception ex)</text:p>
      <text:p text:style-name="P6"><text:tab/>{</text:p>
      <text:p text:style-name="P6"><text:tab/><text:tab/>Console.WriteLine(ex.Message);</text:p>
      <text:p text:style-name="P6"><text:tab/>}</text:p>
      <text:p text:style-name="P6">}</text:p>
      <text:p text:style-name="P6"/>
      <text:p text:style-name="P2"><text:span text:style-name="T2"><text:tab/>La apelul </text:span><text:span text:style-name="T3">funcțieX()</text:span><text:span text:style-name="T2"> se intră în funcția </text:span><text:span text:style-name="T3">ImparteLa</text:span><text:span text:style-name="T2">, </text:span><text:span text:style-name="T3">imp</text:span><text:span text:style-name="T2"> fiind egal cu zero se intră pe ramura if-ului și se aruncă o excepție cu mesajul: "Împărțire la zero!", această excepție este capturată în blocul de catch al funcției </text:span><text:span text:style-name="T3">funcțieX</text:span><text:span text:style-name="T2"> și se afișează în consolă mesajul excepției.</text:span></text:p>
      <text:p text:style-name="P2"><text:span text:style-name="T2"><text:tab/>Clasele care permit lucrul cu baza de date SQL se află în spațiul de nume </text:span><text:span text:style-name="T3">System.Data.SqlClient.</text:span><text:span text:style-name="T2"> Pentru persistență avem nevoie de trei clase: </text:span><text:span text:style-name="T3">SqlConnection, SqlCommand </text:span><text:span text:style-name="T2">și </text:span><text:span text:style-name="T3">SqlDataReader</text:span><text:span text:style-name="T2">. </text:span></text:p>
      <text:p text:style-name="P2"><text:span text:style-name="T2"><text:tab/></text:span><text:span text:style-name="T3">SqlConnection</text:span><text:span text:style-name="T2"> este folosit pentru a deschide o conexiune cu serverul SQL pentru a accesa baza de date. Primește ca parametru un string de conexiune care conține informații despre conexiune: se specifiă serverul, username-ul parola și baza de date cu care se va lucra. Stringul de conexiune arată astfel:</text:span></text:p>
      <text:p text:style-name="P6"/>
      <text:p text:style-name="P4">"Data Source=ADI-PC\SQLEXPRESS;Initial Catalog=GestiuneFirma;Persist Security Info=True;User ID=sa;Password=1q2w3e4r;"</text:p>
      <text:p text:style-name="P2"><text:soft-page-break/><text:span text:style-name="T2"><text:tab/></text:span><text:span text:style-name="T3">SqlCommand</text:span><text:span text:style-name="T2"> este folosită pentru a apela o procedură stocată deja existentă, prin metoda <text:s/></text:span><text:span text:style-name="T3">AddWithValue </text:span><text:span text:style-name="T2">putem adăuga parametrii necesari pentru procedură:</text:span></text:p>
      <text:p text:style-name="P6"/>
      <text:p text:style-name="P4">SqlConnection con = new SqlConnection(connectionString); // specificare conexiunii</text:p>
      <text:p text:style-name="P4">SqlCommand cmd = new SqlCommand(numeProceduraStocata, con);</text:p>
      <text:p text:style-name="P4">cmd.CommandType = System.Data.CommandType.StoredProcedure; </text:p>
      <text:p text:style-name="P4">con.open(); // se deschide conexiunea cu baza de date</text:p>
      <text:p text:style-name="P4">SqlDataRead reader = cmd.ExecuteReader(); // execută procedura stocată din baza de date</text:p>
      <text:p text:style-name="P4">while(reader.Read()) // reader face citirea fiecărui rând din interogarea rezultată</text:p>
      <text:p text:style-name="P4">{</text:p>
      <text:p text:style-name="P4"><text:tab/>obiect = reader[0],</text:p>
      <text:p text:style-name="P4"><text:tab/>.......</text:p>
      <text:p text:style-name="P4"><text:tab/>// transformarea datelor citite din baza de date în echivalentul lor din C#</text:p>
      <text:p text:style-name="P4"><text:tab/>.......</text:p>
      <text:p text:style-name="P4">}</text:p>
      <text:p text:style-name="P4">reader.Close();</text:p>
      <text:p text:style-name="P4">con.Close();</text:p>
      <text:p text:style-name="P4"/>
      <text:p text:style-name="P4"><text:tab/><text:span text:style-name="T12">Reader-ul </text:span><text:span text:style-name="T17">și conexiunea trebuie închise după ce s-a încheiat lucrul cu baza de date, pentru că altfel pot duce la rezultate neașteptat, chiar și excepții. Deschiderea unei conexiuni de mai multe ori duce la apariția unei excepții. Cea mai sigură metodă de a folosi conexiune este cu blocul </text:span><text:span text:style-name="T12">using</text:span><text:span text:style-name="T17">.</text:span></text:p>
      <text:p text:style-name="P6"/>
      <text:p text:style-name="P6">using(SqlConnection con = new SqlConnection(connectionString)</text:p>
      <text:p text:style-name="P6">{</text:p>
      <text:p text:style-name="P6"><text:tab/>// aici se face persistența</text:p>
      <text:p text:style-name="P6">}</text:p>
      <text:p text:style-name="P6"/>
      <text:p text:style-name="P4"><text:span text:style-name="T17"><text:tab/>Folosirea blocului </text:span><text:span text:style-name="T12">using</text:span><text:span text:style-name="T17"> provoacă distrugerea obiectului folosit la părăsirea blocului, asta presupune automat și închiderea conexiunii cu baza de 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language="ro" fo:country="RO"/>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3 – Tehnologii <text:span text:style-name="MT1">folosite în realizarea aplicației</text:span></text:p>
      </style:header>
      <style:footer>
        <text:p text:style-name="Footer"><text:tab/><text:page-number style:num-format="1"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01M28S</meta:editing-duration>
    <meta:editing-cycles>68</meta:editing-cycles>
    <meta:generator>OpenOffice.org/3.2$Win32 OpenOffice.org_project/320m18$Build-9502</meta:generator>
    <dc:date>2012-06-28T05:33:19.25</dc:date>
    <meta:document-statistic meta:table-count="2" meta:image-count="0" meta:object-count="0" meta:page-count="9" meta:paragraph-count="214" meta:word-count="1589" meta:character-count="10310"/>
    <meta:user-defined meta:name="Info 1"/>
    <meta:user-defined meta:name="Info 2"/>
    <meta:user-defined meta:name="Info 3"/>
    <meta:user-defined meta:name="Info 4"/>
  </office:meta>
</office:document-meta>
</file>